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1" svg:font-family="StarSymbol" style:font-pitch="variable" style:font-charset="x-symbol"/>
    <style:font-face style:name="DejaVu Sans" svg:font-family="'DejaVu Sans'"/>
    <style:font-face style:name="DejaVu Sans Condensed" svg:font-family="'DejaVu Sans Condensed'"/>
    <style:font-face style:name="StarSymbol" svg:font-family="StarSymbol"/>
    <style:font-face style:name="DejaVu Sans1" svg:font-family="'DejaVu Sans'" style:font-family-generic="swiss" style:font-pitch="variable"/>
    <style:font-face style:name="DejaVu Sans2" svg:font-family="'DejaVu Sans'" style:font-family-generic="system" style:font-pitch="variable"/>
  </office:font-face-decls>
  <office:automatic-styles>
    <style:style style:name="Table1" style:family="table">
      <style:table-properties style:width="4.3701in" table:align="center" style:shadow="#808080 0.0701in 0.0701in"/>
    </style:style>
    <style:style style:name="Table1.A" style:family="table-column">
      <style:table-column-properties style:column-width="4.3701in"/>
    </style:style>
    <style:style style:name="Table1.A1" style:family="table-cell">
      <style:table-cell-properties fo:padding="0.0382in" fo:border="0.0007in solid #000000"/>
    </style:style>
    <style:style style:name="Table2" style:family="table">
      <style:table-properties style:width="3.4in" table:align="center" style:shadow="#808080 0.0701in 0.0701in"/>
    </style:style>
    <style:style style:name="Table2.A" style:family="table-column">
      <style:table-column-properties style:column-width="3.4in"/>
    </style:style>
    <style:style style:name="Table2.A1" style:family="table-cell">
      <style:table-cell-properties fo:padding="0.0382in" fo:border="0.0007in solid #000000"/>
    </style:style>
    <style:style style:name="Table3" style:family="table">
      <style:table-properties style:width="3.25in" table:align="center" style:shadow="#808080 0.0701in 0.0701in"/>
    </style:style>
    <style:style style:name="Table3.A" style:family="table-column">
      <style:table-column-properties style:column-width="3.25in"/>
    </style:style>
    <style:style style:name="Table3.A1" style:family="table-cell">
      <style:table-cell-properties fo:padding="0.0382in" fo:border="0.0007in solid #000000"/>
    </style:style>
    <style:style style:name="Table3.A2" style:family="table-cell">
      <style:table-cell-properties fo:padding="0.0382in" fo:border-left="0.0007in solid #000000" fo:border-right="0.0007in solid #000000" fo:border-top="none" fo:border-bottom="0.0007in solid #000000"/>
    </style:style>
    <style:style style:name="Table4" style:family="table">
      <style:table-properties style:width="4.4299in" table:align="center" style:shadow="#808080 0.0701in 0.0701in"/>
    </style:style>
    <style:style style:name="Table4.A" style:family="table-column">
      <style:table-column-properties style:column-width="4.4299in"/>
    </style:style>
    <style:style style:name="Table4.A1" style:family="table-cell">
      <style:table-cell-properties fo:padding="0.0382in" fo:border="0.0007in solid #000000"/>
    </style:style>
    <style:style style:name="P1" style:family="paragraph" style:parent-style-name="Standard">
      <style:text-properties fo:font-size="12pt" fo:font-weight="bold" style:font-size-asian="14.3999996185303pt" style:font-weight-asian="bold" style:font-size-complex="14.3999996185303pt" style:font-weight-complex="bold"/>
    </style:style>
    <style:style style:name="P2" style:family="paragraph" style:parent-style-name="Standard">
      <style:text-properties fo:font-size="10pt" fo:font-weight="normal" style:font-size-asian="12pt" style:font-weight-asian="normal" style:font-size-complex="12pt" style:font-weight-complex="normal"/>
    </style:style>
    <style:style style:name="P3" style:family="paragraph" style:parent-style-name="Standard">
      <style:text-properties fo:font-size="11pt" fo:font-weight="bold" style:font-size-asian="13.1999998092651pt" style:font-weight-asian="bold" style:font-size-complex="13.1999998092651pt" style:font-weight-complex="bold"/>
    </style:style>
    <style:style style:name="P4" style:family="paragraph" style:parent-style-name="Standard">
      <style:text-properties style:font-name="DejaVu Sans1" fo:font-size="10pt" fo:font-weight="normal" style:font-size-asian="10pt" style:font-weight-asian="normal" style:font-size-complex="10pt" style:font-weight-complex="normal"/>
    </style:style>
    <style:style style:name="P5" style:family="paragraph" style:parent-style-name="Standard" style:list-style-name="L1">
      <style:text-properties style:font-name="DejaVu Sans1" fo:font-size="10pt" fo:font-weight="normal" style:font-size-asian="10pt" style:font-weight-asian="normal" style:font-size-complex="10pt" style:font-weight-complex="normal"/>
    </style:style>
    <style:style style:name="P6" style:family="paragraph" style:parent-style-name="Standard">
      <style:text-properties style:font-name="DejaVu Sans1" fo:font-size="11pt" fo:font-weight="bold" style:font-size-asian="11pt" style:font-weight-asian="bold" style:font-size-complex="11pt" style:font-weight-complex="bold"/>
    </style:style>
    <style:style style:name="P7" style:family="paragraph" style:parent-style-name="Standard">
      <style:text-properties style:font-name="DejaVu Sans1" fo:font-size="10pt" fo:font-weight="normal" style:font-size-asian="12pt" style:font-weight-asian="normal" style:font-size-complex="12pt" style:font-weight-complex="normal"/>
    </style:style>
    <style:style style:name="P8" style:family="paragraph" style:parent-style-name="Table_20_Contents">
      <style:text-properties style:font-name="DejaVu Sans1" fo:font-size="10pt" fo:font-weight="normal" style:font-size-asian="10pt" style:font-weight-asian="normal" style:font-size-complex="10pt" style:font-weight-complex="normal"/>
    </style:style>
    <style:style style:name="P9" style:family="paragraph" style:parent-style-name="Table_20_Contents">
      <style:paragraph-properties fo:text-align="start" style:justify-single-word="false"/>
      <style:text-properties style:font-name="DejaVu Sans1" fo:font-size="10pt" style:font-size-asian="10pt" style:font-size-complex="10pt"/>
    </style:style>
    <style:style style:name="P10" style:family="paragraph" style:parent-style-name="Table_20_Contents">
      <style:text-properties style:font-name="DejaVu Sans1" fo:font-size="10pt" style:font-size-asian="10pt" style:font-size-complex="10pt"/>
    </style:style>
    <style:style style:name="P11" style:family="paragraph" style:parent-style-name="Standard">
      <style:text-properties style:font-name="DejaVu Sans1" fo:font-size="12pt" fo:font-weight="bold" style:font-size-asian="14.3999996185303pt" style:font-weight-asian="bold" style:font-size-complex="14.3999996185303pt" style:font-weight-complex="bold"/>
    </style:style>
    <style:style style:name="P12" style:family="paragraph" style:parent-style-name="Table_20_Contents">
      <style:text-properties style:font-name="DejaVu Sans1" fo:font-size="10pt" style:font-size-asian="12pt" style:font-size-complex="12pt"/>
    </style:style>
    <text:list-style style:name="L1">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How to edit the activity menu.</text:p>
      <text:p text:style-name="P2"/>
      <text:p text:style-name="P3">What is the activity menu?</text:p>
      <text:p text:style-name="P4"/>
      <text:p text:style-name="P4">The activity menu is the menu you see when SP is started and it let you choose and start an activity.</text:p>
      <text:p text:style-name="P4">The menu is constructed by parsing a XML file. This XML file is located inside the 'icons' directory</text:p>
      <text:p text:style-name="P4">and is called 'menu.xml'. </text:p>
      <text:p text:style-name="P4">The path to this directory is: schoolsplay/data/menu/&lt;theme name&gt;. </text:p>
      <text:p text:style-name="P4">The path can differ on your platform so if you can't locate the path consult the schoolsplay website for additional help.</text:p>
      <text:p text:style-name="P4"/>
      <text:p text:style-name="P4">The menus come in two flavors, single layer(SL) and multi layer(ML). </text:p>
      <text:p text:style-name="P4">Single layer means that there's one menu window with the activity icons arranged in rows. </text:p>
      <text:p text:style-name="P4">Multi layer means that the menu consist of multiple sub menus.</text:p>
      <text:p text:style-name="P4"/>
      <text:p text:style-name="P4">The way to change the menu is to change the XML file 'menu.xml'. Before you make any changes make sure you've copied the original 'menu.xml' file to a save location as SP won't start if your</text:p>
      <text:p text:style-name="P4">menu.xml file is corrupted. In case SP don't start after you edited the xml file, copy the 'menu.xml'</text:p>
      <text:p text:style-name="P4">back and restart SP.</text:p>
      <text:p text:style-name="P4"/>
      <text:p text:style-name="P4">There are two ways to use a custom menu in SP.</text:p>
      <text:list text:style-name="L1">
        <text:list-item>
          <text:p text:style-name="P5">Edit and use the default 'menu.xml' file.</text:p>
        </text:list-item>
        <text:list-item>
          <text:p text:style-name="P5">Create a custom menu xml file.</text:p>
        </text:list-item>
      </text:list>
      <text:p text:style-name="P4"/>
      <text:p text:style-name="P6">Edit and use the default menu file.</text:p>
      <text:p text:style-name="P7"/>
      <text:p text:style-name="P7">After you made a backup of the original 'menu.xml' file start a text editor or use a special xml editor</text:p>
      <text:p text:style-name="P7">and open 'menu.xml'.</text:p>
      <text:p text:style-name="P7">A typical SL menu file would look like this:</text:p>
      <text:p text:style-name="P7">(It's a small menu file, just for clarity, your file would be larger)</text:p>
      <text:p text:style-name="P7"/>
      <table:table table:name="Table1" table:style-name="Table1">
        <table:table-column table:style-name="Table1.A"/>
        <table:table-row>
          <table:table-cell table:style-name="Table1.A1" office:value-type="string">
            <text:p text:style-name="P4">&lt;?xml version="1.0" encoding="UTF-8"?&gt;</text:p>
            <text:p text:style-name="P4">&lt;rootmenu file="menu_back.png" ocw=”200,205,110”&gt;</text:p>
            <text:p text:style-name="P4"><text:s text:c="4"/>&lt;menuitem file="memory.icon.png"&gt;</text:p>
            <text:p text:style-name="P4"><text:s text:c="8"/>&lt;activity&gt;memory&lt;/activity&gt;</text:p>
            <text:p text:style-name="P4"><text:s text:c="8"/>&lt;position&gt;10,10&lt;/position&gt;</text:p>
            <text:p text:style-name="P4"><text:s text:c="4"/>&lt;/menuitem&gt;</text:p>
            <text:p text:style-name="P4"><text:s text:c="4"/>&lt;menuitem file="soundmemory.icon.png"&gt;</text:p>
            <text:p text:style-name="P4"><text:s text:c="8"/>&lt;activity&gt;soundmemory&lt;/activity&gt;</text:p>
            <text:p text:style-name="P4"><text:s text:c="8"/>&lt;position&gt;100,10&lt;/position&gt;</text:p>
            <text:p text:style-name="P4"><text:s text:c="4"/>&lt;/menuitem&gt;</text:p>
            <text:p text:style-name="P4">&lt;/rootmenu&gt;</text:p>
          </table:table-cell>
        </table:table-row>
      </table:table>
      <text:p text:style-name="P7"/>
      <text:p text:style-name="P7"/>
      <text:p text:style-name="P7">As you can see the format is very simple and strait forward, XML is plain text so you can edit it</text:p>
      <text:p text:style-name="P7">with any editor. There's a important thing to remember, you must save it as 'plain text' don't save</text:p>
      <text:p text:style-name="P7">it in another format.</text:p>
      <text:p text:style-name="P7"/>
      <text:p text:style-name="P7">The first line is a XML declaration and we don't care about that and move on to the next line.</text:p>
      <text:p text:style-name="P7">This line starts with a so called 'node' with the name 'rootmenu'. This node has two attributes called</text:p>
      <text:p text:style-name="P7">'file' which holds the menus background picture and 'ocw' which holds a RGB (Red,Green,Blue) value or the path to an image for the bottom menu bar. </text:p>
      <text:p text:style-name="P7"/>
      <text:p text:style-name="P7"/>
      <text:p text:style-name="P7"/>
      <text:p text:style-name="P7"/>
      <text:p text:style-name="P7"/>
      <text:p text:style-name="P7">The 'file' attribute should contain the path to the background image for the menu. You can change the path to include a custom image.</text:p>
      <text:p text:style-name="P7">The 'ocw' attribute is optional and when it's not available a default color will be used. It can have</text:p>
      <text:p text:style-name="P7">a RGB value or a file path to a image. When a image path is given the image will be used as background.</text:p>
      <text:p text:style-name="P7"/>
      <text:p text:style-name="P7"/>
      <text:p text:style-name="P7">All the paths given in the XML file are related to the directory in which this XML file is placed.</text:p>
      <text:p text:style-name="P7">This means that all images you want to use must be in the same directory as the XML file or that</text:p>
      <text:p text:style-name="P7">you must use a path relative to this directory or use absolute paths. </text:p>
      <text:p text:style-name="P7">In short: don't make your live difficult, put the images inside the same directory as the XML file</text:p>
      <text:p text:style-name="P7">and give the image name as the path. <text:s/></text:p>
      <text:p text:style-name="P7"/>
      <text:p text:style-name="P7">Next are the menu items. Every activity menu item has an entry like:</text:p>
      <text:p text:style-name="P7"/>
      <table:table table:name="Table2" table:style-name="Table2">
        <table:table-column table:style-name="Table2.A"/>
        <table:table-row>
          <table:table-cell table:style-name="Table2.A1" office:value-type="string">
            <text:p text:style-name="P8"><text:s text:c="2"/>&lt;menuitem file="memory.icon.png"&gt;</text:p>
            <text:p text:style-name="P4"><text:s text:c="8"/>&lt;activity&gt;memory&lt;/activity&gt;</text:p>
            <text:p text:style-name="P4"><text:s text:c="8"/>&lt;position&gt;10,10&lt;/position&gt;</text:p>
            <text:p text:style-name="P4"><text:s text:c="2"/>&lt;/menuitem&gt;</text:p>
          </table:table-cell>
        </table:table-row>
      </table:table>
      <text:p text:style-name="P7"><text:s/></text:p>
      <text:p text:style-name="P4"/>
      <text:p text:style-name="P4">The first 'menuitem' node has an attribute called 'file' which holds the path to the image file used for the icon on the menu button. You can change the the 'file' attribute to use an other image. <text:s/>The image must not be larger then 72x72 and in the 'portable network graphics' format, 'png'.</text:p>
      <text:p text:style-name="P4">You can use other formats but it's not guarantee to work.</text:p>
      <text:p text:style-name="P4"/>
      <text:p text:style-name="P4">The next node is called 'activity' and holds the name of the activity. The name of the activity is the</text:p>
      <text:p text:style-name="P4">name of the module without it's '.py' extension.</text:p>
      <text:p text:style-name="P4">For example the module 'memory.py' provides the activity 'memory', the module 'soundmemory.py' provides the activity 'soundmemory' etc.</text:p>
      <text:p text:style-name="P4">The installed modules can be found in /schoolsplay/lib/.</text:p>
      <text:p text:style-name="P4"/>
      <text:p text:style-name="P4">The next node is called 'position' and <text:s/>holds the position of the menu button on the screen.</text:p>
      <text:p text:style-name="P4">The position is in the form x,y where 0,0 is the top left hand corner of the activity screen and 800,500 the bottom right hand corner.</text:p>
      <text:p text:style-name="P4"/>
      <text:p text:style-name="P4">Keep in mind that when editing a XML file that a node consist of a open 'tag' and a close 'tag' with in between an optional value. Also you must take care that there are no empty nodes as SP will not run</text:p>
      <text:p text:style-name="P4">when the XML is not properly formatted.</text:p>
      <text:p text:style-name="P4"/>
      <table:table table:name="Table3" table:style-name="Table3">
        <table:table-column table:style-name="Table3.A"/>
        <table:table-row>
          <table:table-cell table:style-name="Table3.A1" office:value-type="string">
            <text:p text:style-name="P9">So this is correct:</text:p>
            <text:p text:style-name="P4">&lt;activity&gt;memory&lt;/activity&gt;</text:p>
            <text:p text:style-name="P4"/>
          </table:table-cell>
        </table:table-row>
        <table:table-row>
          <table:table-cell table:style-name="Table3.A2" office:value-type="string">
            <text:p text:style-name="P10">But this is not:</text:p>
            <text:p text:style-name="P4">&lt;activity&gt;memory</text:p>
            <text:p text:style-name="P4"/>
            <text:p text:style-name="P4">Nor is this:</text:p>
            <text:p text:style-name="P4">&lt;activity&gt;memory&lt;activity&gt;</text:p>
            <text:p text:style-name="P4"/>
            <text:p text:style-name="P4">Or this:</text:p>
            <text:p text:style-name="P4">&lt;position&gt;&lt;/position&gt;</text:p>
          </table:table-cell>
        </table:table-row>
      </table:table>
      <text:p text:style-name="P4"><text:s text:c="2"/></text:p>
      <text:p text:style-name="P4"/>
      <text:p text:style-name="P4"/>
      <text:p text:style-name="P4"/>
      <text:p text:style-name="P4"/>
      <text:p text:style-name="P11">Multi layer menus.</text:p>
      <text:p text:style-name="P7"/>
      <text:p text:style-name="P7">Multi layer menus are the same as single layer menus with the exception that the menus are wrapped inside a 'submenu' node with an extra 'position' node.</text:p>
      <text:p text:style-name="P7">A typical ML menu would look like this:</text:p>
      <text:p text:style-name="P7"/>
      <table:table table:name="Table4" table:style-name="Table4">
        <table:table-column table:style-name="Table4.A"/>
        <table:table-row>
          <table:table-cell table:style-name="Table4.A1" office:value-type="string">
            <text:p text:style-name="P12">&lt;?xml version="1.0" encoding="UTF-8"?&gt; <text:s text:c="70"/></text:p>
            <text:p text:style-name="P12">&lt;rootmenu file="background.png" ocw="bgstrip.png"&gt; <text:s text:c="58"/></text:p>
            <text:p text:style-name="P12"><text:s text:c="4"/>&lt;submenu file="memory.icon.png"&gt; <text:s text:c="72"/></text:p>
            <text:p text:style-name="P12"><text:s text:c="8"/>&lt;position&gt;10,10&lt;/position&gt; <text:s text:c="74"/></text:p>
            <text:p text:style-name="P12"><text:s text:c="8"/>&lt;menuitem file="memory.icon.png"&gt; <text:s text:c="67"/></text:p>
            <text:p text:style-name="P12"><text:s text:c="12"/>&lt;activity&gt;memory&lt;/activity&gt; <text:s text:c="69"/></text:p>
            <text:p text:style-name="P12"><text:s text:c="12"/>&lt;position&gt;10,100&lt;/position&gt; <text:s text:c="69"/></text:p>
            <text:p text:style-name="P12"><text:s text:c="8"/>&lt;/menuitem&gt; <text:s text:c="89"/></text:p>
            <text:p text:style-name="P12"><text:s text:c="8"/>&lt;menuitem file="soundmemory.icon.png"&gt; <text:s text:c="62"/></text:p>
            <text:p text:style-name="P12"><text:s text:c="12"/>&lt;activity&gt;memorynumbers&lt;/activity&gt; <text:s text:c="62"/></text:p>
            <text:p text:style-name="P12"><text:s text:c="12"/>&lt;position&gt;100,100&lt;/position&gt; <text:s text:c="68"/></text:p>
            <text:p text:style-name="P12"><text:s text:c="8"/>&lt;/menuitem&gt; <text:s text:c="89"/></text:p>
            <text:p text:style-name="P12"><text:s text:c="4"/>&lt;/submenu&gt; <text:s text:c="94"/></text:p>
            <text:p text:style-name="P12"><text:s text:c="4"/>&lt;submenu file="memorylower.icon.png"&gt; <text:s text:c="67"/></text:p>
            <text:p text:style-name="P12"><text:s text:c="8"/>&lt;position&gt;140,10&lt;/position&gt; <text:s text:c="73"/></text:p>
            <text:p text:style-name="P12"><text:s text:c="8"/>&lt;menuitem file="memorylower.icon.png"&gt; </text:p>
            <text:p text:style-name="P12"><text:s text:c="8"/>.....</text:p>
          </table:table-cell>
        </table:table-row>
      </table:table>
      <text:p text:style-name="P7"><text:s/></text:p>
      <text:p text:style-name="P7">As you can see the format is very similar to the single layer menu. The editing of a ML menu is</text:p>
      <text:p text:style-name="P7">the same as a SL menu.</text:p>
      <text:p text:style-name="P7">Keep in mind that you can't use the same icons for the submenu and menu items, if you do only</text:p>
      <text:p text:style-name="P7">one will be used and your menu will not display all items.</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style:font-pitch="variable" style:font-charset="x-symbol"/>
    <style:font-face style:name="DejaVu Sans" svg:font-family="'DejaVu Sans'"/>
    <style:font-face style:name="DejaVu Sans Condensed" svg:font-family="'DejaVu Sans Condensed'"/>
    <style:font-face style:name="StarSymbol" svg:font-family="StarSymbol"/>
    <style:font-face style:name="DejaVu Sans1" svg:font-family="'DejaVu Sans'" style:font-family-generic="swiss" style:font-pitch="variable"/>
    <style:font-face style:name="DejaVu Sans2"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DejaVu Sans" fo:font-size="10pt" fo:language="en" fo:country="US" style:font-name-asian="DejaVu Sans2" style:font-size-asian="12pt" style:language-asian="en" style:country-asian="US" style:font-name-complex="DejaVu Sans2"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DejaVu Sans Condensed" fo:font-size="11pt" style:font-name-asian="DejaVu Sans2" style:font-size-asian="14pt" style:font-name-complex="DejaVu Sans2" style:font-size-complex="14pt"/>
    </style:style>
    <style:style style:name="List" style:family="paragraph" style:parent-style-name="Text_20_body" style:class="list">
      <style:text-properties style:font-name="DejaVu Sans" fo:font-size="12pt"/>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0835in" fo:margin-bottom="0.0835in" text:number-lines="false" text:line-number="0"/>
      <style:text-properties style:font-name="DejaVu San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DejaVu Sans" fo:font-size="12pt"/>
    </style:style>
    <style:style style:name="Bullet_20_Symbols" style:display-name="Bullet Symbols" style:family="text">
      <style:text-properties style:font-name="StarSymbol" fo:font-size="9pt" style:font-name-asian="StarSymbol" style:font-size-asian="9pt" style:font-name-complex="StarSymbol" style:font-size-complex="9pt"/>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meta:generator>
    <meta:initial-creator>stas</meta:initial-creator>
    <meta:creation-date>2006-11-03T11:06:30</meta:creation-date>
    <dc:creator>stas</dc:creator>
    <dc:date>2006-12-29T15:55:58</dc:date>
    <dc:language>en-US</dc:language>
    <meta:editing-cycles>9</meta:editing-cycles>
    <meta:editing-duration>PT3H39M37S</meta:editing-duration>
    <meta:user-defined meta:name="Info 1"/>
    <meta:user-defined meta:name="Info 2"/>
    <meta:user-defined meta:name="Info 3"/>
    <meta:user-defined meta:name="Info 4"/>
    <meta:document-statistic meta:table-count="4" meta:image-count="0" meta:object-count="0" meta:page-count="3" meta:paragraph-count="96" meta:word-count="949" meta:character-count="6704"/>
  </office:meta>
</office:document-meta>
</file>